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1a3" officeooo:paragraph-rsid="0015b1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* from pag001 where nro_orden='00000236';</text:p>
      <text:p text:style-name="P1"/>
      <text:p text:style-name="P1">update pag001 set <text:s/>status='N' where nro_orden='00000236';</text:p>
      <text:p text:style-name="P1"/>
      <text:p text:style-name="P1">update pag001 set <text:s/>cod_banco_r='0000', nro_cheque_r='00000000' where nro_orden='00000236';</text:p>
      <text:p text:style-name="P1"/>
      <text:p text:style-name="P1">update pag001 set <text:s/>status_r='N', tipo_pago_r='000' where nro_orden='00000236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1:02:34.458241671</meta:creation-date>
    <dc:date>2018-10-29T11:12:31.296474574</dc:date>
    <meta:editing-duration>PT9M58S</meta:editing-duration>
    <meta:editing-cycles>1</meta:editing-cycles>
    <meta:document-statistic meta:table-count="0" meta:image-count="0" meta:object-count="0" meta:page-count="1" meta:paragraph-count="4" meta:word-count="26" meta:character-count="273" meta:non-whitespace-character-count="248"/>
    <meta:generator>LibreOffice/5.1.6.2$Linux_X86_64 LibreOffice_project/10m0$Build-2</meta:generator>
  </office:meta>
</office:document-meta>
</file>